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ato" fo:font-weight="normal" officeooo:rsid="0009cce1" officeooo:paragraph-rsid="0009cce1" style:font-weight-asian="normal" style:font-weight-complex="normal"/>
    </style:style>
    <style:style style:name="P2" style:family="paragraph" style:parent-style-name="Standard">
      <style:text-properties style:font-name="Lato" fo:font-weight="normal" officeooo:rsid="0009cce1" officeooo:paragraph-rsid="00112e80" style:font-weight-asian="normal" style:font-weight-complex="normal"/>
    </style:style>
    <style:style style:name="P3" style:family="paragraph" style:parent-style-name="Standard">
      <style:text-properties style:font-name="Lato" fo:font-weight="normal" officeooo:rsid="000b01f3" officeooo:paragraph-rsid="000b01f3" style:font-weight-asian="normal" style:font-weight-complex="normal"/>
    </style:style>
    <style:style style:name="P4" style:family="paragraph" style:parent-style-name="Standard">
      <style:text-properties style:font-name="Lato" fo:font-weight="normal" officeooo:rsid="000b01f3" officeooo:paragraph-rsid="0009cce1" style:font-weight-asian="normal" style:font-weight-complex="normal"/>
    </style:style>
    <style:style style:name="P5" style:family="paragraph" style:parent-style-name="Standard">
      <style:text-properties style:font-name="Lato" fo:font-weight="normal" officeooo:rsid="000b01f3" officeooo:paragraph-rsid="00112e80" style:font-weight-asian="normal" style:font-weight-complex="normal"/>
    </style:style>
    <style:style style:name="P6" style:family="paragraph" style:parent-style-name="Standard">
      <style:text-properties style:font-name="Lato" fo:font-weight="bold" officeooo:rsid="0009cce1" officeooo:paragraph-rsid="0009cce1" style:font-weight-asian="bold" style:font-weight-complex="bold"/>
    </style:style>
    <style:style style:name="P7" style:family="paragraph" style:parent-style-name="Standard">
      <style:text-properties style:font-name="Lato" fo:font-weight="bold" officeooo:rsid="0009cce1" officeooo:paragraph-rsid="00112e80" style:font-weight-asian="bold" style:font-weight-complex="bold"/>
    </style:style>
    <style:style style:name="P8" style:family="paragraph" style:parent-style-name="Standard">
      <style:text-properties style:font-name="Lato" fo:font-weight="bold" officeooo:rsid="000b01f3" officeooo:paragraph-rsid="000b01f3" style:font-weight-asian="bold" style:font-weight-complex="bold"/>
    </style:style>
    <style:style style:name="P9" style:family="paragraph" style:parent-style-name="Standard">
      <style:text-properties fo:font-variant="normal" fo:text-transform="none" fo:color="#000000" loext:opacity="100%" style:font-name="Lato" fo:font-size="12pt" fo:letter-spacing="normal" fo:font-style="normal" fo:font-weight="normal" officeooo:rsid="000ef44a" officeooo:paragraph-rsid="000ef44a" style:font-weight-asian="normal" style:font-weight-complex="normal"/>
    </style:style>
    <style:style style:name="P10" style:family="paragraph" style:parent-style-name="Text_20_body">
      <style:text-properties fo:font-variant="normal" fo:text-transform="none" fo:color="#000000" loext:opacity="100%" style:font-name="S hne" fo:font-size="12pt" fo:letter-spacing="normal" fo:font-style="normal" fo:font-weight="normal" officeooo:paragraph-rsid="00138b3c"/>
    </style:style>
    <style:style style:name="P11" style:family="paragraph" style:parent-style-name="Standard">
      <style:text-properties fo:color="#000000" loext:opacity="100%" style:font-name="Lato" fo:font-weight="normal" officeooo:rsid="000ef44a" officeooo:paragraph-rsid="000ef44a" style:font-weight-asian="normal" style:font-weight-complex="normal"/>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Standard">
      <style:text-properties style:font-name="Lato" fo:font-weight="bold" officeooo:rsid="0009cce1" officeooo:paragraph-rsid="0009cce1" style:font-weight-asian="bold" style:font-weight-complex="bold"/>
    </style:style>
    <style:style style:name="P15" style:family="paragraph" style:parent-style-name="Standard">
      <style:text-properties style:font-name="Lato" fo:font-weight="normal" officeooo:rsid="000b01f3" officeooo:paragraph-rsid="00112e80" style:font-weight-asian="normal" style:font-weight-complex="normal"/>
    </style:style>
    <style:style style:name="P16" style:family="paragraph" style:parent-style-name="Standard">
      <style:text-properties style:font-name="Lato" fo:font-weight="normal" officeooo:rsid="0009cce1" officeooo:paragraph-rsid="0009cce1" style:font-weight-asian="normal" style:font-weight-complex="normal"/>
    </style:style>
    <style:style style:name="P17" style:family="paragraph" style:parent-style-name="Standard">
      <style:text-properties fo:font-variant="normal" fo:text-transform="none" fo:color="#000000" loext:opacity="100%" style:font-name="Lato" fo:font-size="12pt" fo:letter-spacing="normal" fo:font-style="normal" fo:font-weight="normal" officeooo:rsid="0009cce1" officeooo:paragraph-rsid="0009cce1" style:font-weight-asian="bold" style:font-weight-complex="bold"/>
    </style:style>
    <style:style style:name="P18" style:family="paragraph" style:parent-style-name="Text_20_body">
      <style:text-properties fo:font-variant="normal" fo:text-transform="none" fo:color="#000000" loext:opacity="100%" style:font-name="Lato" fo:font-size="12pt" fo:letter-spacing="normal" fo:font-style="normal" fo:font-weight="normal" officeooo:rsid="000ef44a" officeooo:paragraph-rsid="000ef44a" style:font-weight-asian="normal" style:font-weight-complex="normal"/>
    </style:style>
    <style:style style:name="P19" style:family="paragraph" style:parent-style-name="Text_20_body">
      <style:text-properties fo:font-variant="normal" fo:text-transform="none" fo:color="#000000" loext:opacity="100%" style:font-name="S hne" fo:font-size="12pt" fo:letter-spacing="normal" fo:font-style="normal" fo:font-weight="normal" officeooo:paragraph-rsid="0016a488"/>
    </style:style>
    <style:style style:name="P20" style:family="paragraph" style:parent-style-name="Text_20_body">
      <style:text-properties fo:font-variant="normal" fo:text-transform="none" fo:color="#000000" loext:opacity="100%" style:font-name="S hne" fo:font-size="12pt" fo:letter-spacing="normal" fo:font-style="normal" fo:font-weight="normal" officeooo:rsid="0019967b" officeooo:paragraph-rsid="001ab60b" style:font-weight-asian="normal" style:font-weight-complex="normal"/>
    </style:style>
    <style:style style:name="P21" style:family="paragraph" style:parent-style-name="Text_20_body">
      <style:text-properties fo:font-variant="normal" fo:text-transform="none" fo:color="#000000" loext:opacity="100%" style:font-name="S hne" fo:font-size="12pt" fo:letter-spacing="normal" fo:font-style="normal" fo:font-weight="bold" officeooo:rsid="001ab60b" officeooo:paragraph-rsid="001ab60b"/>
    </style:style>
    <style:style style:name="P22" style:family="paragraph" style:parent-style-name="Text_20_body">
      <style:text-properties fo:font-variant="normal" fo:text-transform="none" fo:color="#000000" loext:opacity="100%" style:font-name="Lato" fo:font-size="12pt" fo:letter-spacing="normal" fo:font-style="normal" fo:font-weight="normal" officeooo:rsid="0019967b" officeooo:paragraph-rsid="001ab60b" style:font-weight-asian="normal" style:font-weight-complex="normal"/>
    </style:style>
    <style:style style:name="P23" style:family="paragraph" style:parent-style-name="Text_20_body">
      <style:text-properties fo:font-variant="normal" fo:text-transform="none" fo:color="#000000" loext:opacity="100%" style:font-name="Lato" fo:font-size="12pt" fo:letter-spacing="normal" fo:font-style="normal" fo:font-weight="normal" officeooo:rsid="001ab60b" officeooo:paragraph-rsid="001ab60b"/>
    </style:style>
    <style:style style:name="P24" style:family="paragraph" style:parent-style-name="Text_20_body">
      <style:text-properties fo:font-variant="normal" fo:text-transform="none" fo:color="#000000" loext:opacity="100%" style:font-name="Lato" fo:font-size="12pt" fo:letter-spacing="normal" fo:font-style="normal" fo:font-weight="bold" officeooo:paragraph-rsid="001b8e61"/>
    </style:style>
    <style:style style:name="P25" style:family="paragraph" style:parent-style-name="Text_20_body">
      <style:text-properties fo:font-variant="normal" fo:text-transform="none" fo:color="#000000" loext:opacity="100%" style:font-name="Lato" fo:font-size="12pt" fo:letter-spacing="normal" fo:font-style="normal" fo:font-weight="bold" officeooo:paragraph-rsid="001b9aa4"/>
    </style:style>
    <style:style style:name="P26" style:family="paragraph" style:parent-style-name="Text_20_body">
      <style:text-properties fo:font-variant="normal" fo:text-transform="none" fo:color="#000000" loext:opacity="100%" style:font-name="Lato" fo:font-size="12pt" fo:letter-spacing="normal" fo:font-style="normal" fo:font-weight="bold" officeooo:rsid="0019967b" officeooo:paragraph-rsid="00211546" style:font-weight-asian="normal" style:font-weight-complex="normal"/>
    </style:style>
    <style:style style:name="P27" style:family="paragraph" style:parent-style-name="Text_20_body">
      <style:text-properties fo:font-variant="normal" fo:text-transform="none" fo:color="#000000" loext:opacity="100%" style:font-name="Lato" fo:font-size="12pt" fo:letter-spacing="normal" fo:font-style="normal" fo:font-weight="bold" officeooo:rsid="00211546" officeooo:paragraph-rsid="00211546"/>
    </style:style>
    <style:style style:name="P28" style:family="paragraph" style:parent-style-name="Text_20_body">
      <style:text-properties style:font-name="Lato" fo:font-weight="bold" officeooo:rsid="0011b8f2" officeooo:paragraph-rsid="0011b8f2"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b9aa4" style:font-weight-asian="normal" style:font-weight-complex="normal"/>
    </style:style>
    <style:style style:name="T4" style:family="text">
      <style:text-properties officeooo:rsid="000b01f3"/>
    </style:style>
    <style:style style:name="T5" style:family="text">
      <style:text-properties style:font-name="Lato"/>
    </style:style>
    <style:style style:name="T6" style:family="text">
      <style:text-properties style:font-name="Lato" fo:font-weight="normal" style:font-weight-asian="bold" style:font-weight-complex="bold"/>
    </style:style>
    <style:style style:name="T7" style:family="text">
      <style:text-properties style:font-name="Lato" officeooo:rsid="000b01f3"/>
    </style:style>
    <style:style style:name="T8" style:family="text">
      <style:text-properties style:font-name="Lato" fo:font-weight="bold" style:font-weight-asian="bold" style:font-weight-complex="bold"/>
    </style:style>
    <style:style style:name="T9" style:family="text">
      <style:text-properties style:font-name="Lato" fo:font-weight="bold" officeooo:rsid="0011b8f2" style:font-weight-asian="bold" style:font-weight-complex="bold"/>
    </style:style>
    <style:style style:name="T10" style:family="text">
      <style:text-properties style:font-name="Lato" fo:font-weight="bold" officeooo:rsid="0019967b" style:font-weight-asian="bold" style:font-weight-complex="bold"/>
    </style:style>
    <style:style style:name="T11" style:family="text">
      <style:text-properties style:font-name="Lato" fo:font-weight="bold" officeooo:rsid="001ab60b" style:font-weight-asian="bold" style:font-weight-complex="bold"/>
    </style:style>
    <style:style style:name="T12" style:family="text">
      <style:text-properties style:font-name="Lato" fo:font-weight="bold" officeooo:rsid="00211546" style:font-weight-asian="bold" style:font-weight-complex="bold"/>
    </style:style>
    <style:style style:name="T13" style:family="text">
      <style:text-properties style:font-name="Lato" officeooo:rsid="00138b3c"/>
    </style:style>
    <style:style style:name="T14" style:family="text">
      <style:text-properties style:font-name="Lato" officeooo:rsid="00138b3c" style:font-weight-asian="normal" style:font-weight-complex="normal"/>
    </style:style>
    <style:style style:name="T15" style:family="text">
      <style:text-properties style:font-name="Lato" officeooo:rsid="000b01f3" style:font-weight-asian="normal" style:font-weight-complex="normal"/>
    </style:style>
    <style:style style:name="T16" style:family="text">
      <style:text-properties style:font-name="Lato" officeooo:rsid="0019967b"/>
    </style:style>
    <style:style style:name="T17" style:family="text">
      <style:text-properties style:font-name="Lato" style:font-weight-asian="bold" style:font-weight-complex="bold"/>
    </style:style>
    <style:style style:name="T18" style:family="text">
      <style:text-properties style:font-name="Lato" officeooo:rsid="001b8e61" style:font-weight-asian="bold" style:font-weight-complex="bold"/>
    </style:style>
    <style:style style:name="T19" style:family="text">
      <style:text-properties style:font-name="Lato" officeooo:rsid="001f72f5"/>
    </style:style>
    <style:style style:name="T20" style:family="text">
      <style:text-properties style:font-name="Lato" officeooo:rsid="00211546"/>
    </style:style>
    <style:style style:name="T21" style:family="text">
      <style:text-properties officeooo:rsid="000ce39b"/>
    </style:style>
    <style:style style:name="T22" style:family="text">
      <style:text-properties officeooo:rsid="00112e80"/>
    </style:style>
    <style:style style:name="T23" style:family="text">
      <style:text-properties fo:color="#c9211e" loext:opacity="100%" fo:font-weight="bold" officeooo:rsid="001b8e61" style:font-weight-asian="bold" style:font-weight-complex="bold"/>
    </style:style>
    <style:style style:name="T24" style:family="text">
      <style:text-properties fo:font-weight="bold" officeooo:rsid="001b8e61" style:font-weight-asian="bold" style:font-weight-complex="bold"/>
    </style:style>
    <style:style style:name="T25" style:family="text">
      <style:text-properties fo:font-weight="bold" officeooo:rsid="00211546" style:font-weight-asian="bold" style:font-weight-complex="bold"/>
    </style:style>
    <style:style style:name="T26" style:family="text">
      <style:text-properties officeooo:rsid="0017eea6"/>
    </style:style>
    <style:style style:name="T27" style:family="text">
      <style:text-properties officeooo:rsid="001ab60b"/>
    </style:style>
    <style:style style:name="T28" style:family="text">
      <style:text-properties officeooo:rsid="001b8e61" style:font-weight-asian="bold" style:font-weight-complex="bold"/>
    </style:style>
    <style:style style:name="T29" style:family="text">
      <style:text-properties officeooo:rsid="001b9aa4" style:font-weight-asian="bold" style:font-weight-complex="bold"/>
    </style:style>
    <style:style style:name="T30" style:family="text">
      <style:text-properties style:font-weight-asian="normal" style:font-weight-complex="normal"/>
    </style:style>
    <style:style style:name="T31" style:family="text">
      <style:text-properties officeooo:rsid="001b9aa4"/>
    </style:style>
    <style:style style:name="T32" style:family="text">
      <style:text-properties officeooo:rsid="00211546"/>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11_3329565938" text:style-name="Index_20_Link" text:visited-style-name="Index_20_Link"><text:s/>Presentation<text:tab/>2</text:a></text:p>
          <text:p text:style-name="P12"><text:a xlink:type="simple" xlink:href="#__RefHeading___Toc313_3329565938" text:style-name="Index_20_Link" text:visited-style-name="Index_20_Link"><text:s/>Cahiers de chooarge<text:tab/>2</text:a></text:p>
          <text:p text:style-name="P13"><text:a xlink:type="simple" xlink:href="#__RefHeading___Toc315_3329565938" text:style-name="Index_20_Link" text:visited-style-name="Index_20_Link">Demande du client:<text:tab/>3</text:a></text:p>
        </text:index-body>
      </text:table-of-content>
      <text:p text:style-name="P6"><text:tab/><text:tab/><text:tab/><text:tab/><text:tab/><text:tab/>Sommaire</text:p>
      <text:p text:style-name="P6"/>
      <text:p text:style-name="P6">1. Presentation</text:p>
      <text:p text:style-name="P1"/>
      <text:p text:style-name="P1"/>
      <text:p text:style-name="P6">2.Cahier de charges</text:p>
      <text:p text:style-name="P1">-Demande du client</text:p>
      <text:p text:style-name="P1">-Functionnalite’</text:p>
      <text:p text:style-name="P1">-Espression du besoin</text:p>
      <text:p text:style-name="P1"/>
      <text:p text:style-name="P1"/>
      <text:p text:style-name="P7"><text:span text:style-name="T22">3</text:span>.Maquettage</text:p>
      <text:p text:style-name="P2">-Arobores<text:span text:style-name="T22">ce</text:span>nce</text:p>
      <text:p text:style-name="P2">-Charte graphique</text:p>
      <text:p text:style-name="P2">-Zonning</text:p>
      <text:p text:style-name="P2">-Maquette statique</text:p>
      <text:p text:style-name="P2">-Maquette <text:span text:style-name="T22">dynamique</text:span></text:p>
      <text:p text:style-name="P2"/>
      <text:p text:style-name="P2"/>
      <text:p text:style-name="P7"><text:span text:style-name="T22">4</text:span>.Dev Front</text:p>
      <text:p text:style-name="P2">-<text:span text:style-name="T4">HTML5:</text:span></text:p>
      <text:p text:style-name="P2"><text:tab/><text:span text:style-name="T4">Balises simples</text:span></text:p>
      <text:p text:style-name="P2"><text:tab/><text:span text:style-name="T4">Balises s</text:span><text:span text:style-name="T21">e</text:span><text:span text:style-name="T4">mantiques</text:span></text:p>
      <text:p text:style-name="P2"><text:tab/><text:span text:style-name="T4">Form</text:span></text:p>
      <text:p text:style-name="P2"/>
      <text:p text:style-name="P2">-<text:span text:style-name="T4">CSS3:</text:span></text:p>
      <text:p text:style-name="P2"><text:tab/><text:span text:style-name="T4">Class</text:span></text:p>
      <text:p text:style-name="P5"><text:tab/>Id</text:p>
      <text:p text:style-name="P5"><text:tab/>Responsive</text:p>
      <text:p text:style-name="P5">-<text:span text:style-name="T26">Manipulation du DOM</text:span></text:p>
      <text:p text:style-name="P5">-<text:span text:style-name="T26">Requete asynchrone(fetch)</text:span></text:p>
      <text:p text:style-name="P5">-<text:span text:style-name="T26">Referencement</text:span></text:p>
      <text:p text:style-name="P1"/>
      <text:p text:style-name="P1"/>
      <text:p text:style-name="P6"><text:span text:style-name="T22">5</text:span>.Base de donnees</text:p>
      <text:p text:style-name="P1">-Dictionnaire de donnees</text:p>
      <text:p text:style-name="P1">-MCD</text:p>
      <text:p text:style-name="P1">-MLD</text:p>
      <text:p text:style-name="P1">-MPD</text:p>
      <text:p text:style-name="P1">-<text:span text:style-name="T26">Jeu de donnees</text:span></text:p>
      <text:p text:style-name="P1"/>
      <text:p text:style-name="P1"/>
      <text:p text:style-name="P6"><text:span text:style-name="T27">6</text:span>.Dev Back</text:p>
      <text:p text:style-name="P1">-PHP:</text:p>
      <text:p text:style-name="P1"><text:tab/><text:span text:style-name="T26">Langage(variable,tableau associatif,fonction)</text:span></text:p>
      <text:p text:style-name="P1"><text:soft-page-break/><text:tab/><text:span text:style-name="T26">$_POST / $_GET / $_SESSION</text:span></text:p>
      <text:p text:style-name="P1"><text:tab/><text:span text:style-name="T26">PDO </text:span></text:p>
      <text:p text:style-name="P1"><text:tab/><text:span text:style-name="T26">POO</text:span></text:p>
      <text:p text:style-name="P1"/>
      <text:p text:style-name="P1">-Architecture MVC</text:p>
      <text:p text:style-name="P1"/>
      <text:p text:style-name="P1"/>
      <text:p text:style-name="P4"/>
      <text:p text:style-name="P3"/>
      <text:p text:style-name="P3"/>
      <text:p text:style-name="P8">7.Conclusion</text:p>
      <text:p text:style-name="P1"/>
      <text:p text:style-name="P1"><text:s/></text:p>
      <text:p text:style-name="P1"/>
      <text:p text:style-name="P1"/>
      <text:p text:style-name="P1"/>
      <text:h text:style-name="Heading_20_1" text:outline-level="1"><text:bookmark-start text:name="__RefHeading___Toc311_3329565938"/><text:span text:style-name="T2"><text:tab/><text:tab/><text:tab/><text:tab/><text:tab/> <text:s text:c="4"/></text:span><text:span text:style-name="T16">Presentation</text:span><text:bookmark-end text:name="__RefHeading___Toc311_3329565938"/></text:h>
      <text:p text:style-name="P17"/>
      <text:p text:style-name="P11"/>
      <text:p text:style-name="P9">Je suis ravi de vous présenter aujourd'hui le fruit de mon travail et de ma passion : mon propre blog de recettes de cuisine. Ce projet est né dans le cadre de ma formation en développement web, où j'ai acquis un ensemble de compétences allant de HTML, CSS, JavaScript à PHP et MySQL, ainsi qu'une compréhension approfondie de l'architecture MVC.</text:p>
      <text:p text:style-name="P9"/>
      <text:p text:style-name="P9"/>
      <text:p text:style-name="P18">L'idée derrière ce blog est plus qu'une simple vitrine de mes compétences techniques. C'est une plateforme où je peux partager ma passion pour la cuisine avec d'autres passionnés de gastronomie. Au fil des années, j'ai appris à apprécier la diversité des saveurs, des techniques et des cultures culinaires, et ce blog est ma manière de donner vie à cette passion.</text:p>
      <text:p text:style-name="P28"/>
      <text:p text:style-name="P10"><text:span text:style-name="T7">Ce rapport a pour objectif de détailler toutes les étapes de la création de </text:span><text:span text:style-name="T13">mon </text:span><text:span text:style-name="T14">blog </text:span><text:span text:style-name="T9">Foodies</text:span><text:span text:style-name="T15"> </text:span><text:span text:style-name="T7">, du maquettage initial à la réalisation d'une interface utilisateur dynamique. Nous aborderons également la création de la base de données et le développement des fonctionnalités d'accès aux données. Mon but est de vous montrer comment j'ai acquis les compétences nécessaires </text:span><text:span text:style-name="T19">pour satisfaire le REAC</text:span><text:span text:style-name="T7">.</text:span></text:p>
      <text:p text:style-name="P19"><text:span text:style-name="T7"/></text:p>
      <text:p text:style-name="P19"><text:span text:style-name="T7"/></text:p>
      <text:h text:style-name="Heading_20_1" text:outline-level="1"><text:bookmark-start text:name="__RefHeading___Toc313_3329565938"/><text:span text:style-name="T7"><text:s text:c="55"/></text:span><text:span text:style-name="T10">Cahiers de ch</text:span><text:span text:style-name="T12">oo</text:span><text:span text:style-name="T10">arge</text:span><text:bookmark-end text:name="__RefHeading___Toc313_3329565938"/></text:h>
      <text:p text:style-name="P19"><text:span text:style-name="T10"/></text:p>
      <text:p text:style-name="P19"><text:span text:style-name="T10"/></text:p>
      <text:h text:style-name="Heading_20_2" text:outline-level="2"><text:bookmark-start text:name="__RefHeading___Toc315_3329565938"/><text:soft-page-break/><text:span text:style-name="T8">Demande du clie</text:span><text:span text:style-name="T11">n</text:span><text:span text:style-name="T8">t:</text:span><text:bookmark-end text:name="__RefHeading___Toc315_3329565938"/></text:h>
      <text:p text:style-name="P20"><text:span text:style-name="T5">Dans le cadre d'une reconversion professionnelle, un ancien cuisinier souhaite développer son propre site internet, où il pourra partager ses propres recettes avec d'autres utilisateurs qui pourront également partager les leurs.</text:span></text:p>
      <text:p text:style-name="Text_20_body"><text:span text:style-name="T5">Le principal objectif de ce projet est de créer un site web interactif et convivial qui permettra aux utilisateurs de partager, découvrir et cuisiner des recettes de cuisine. Le site </text:span><text:span text:style-name="T20">s ‘addres aux</text:span><text:span text:style-name="T5"> amateurs de cuisine, tout en permettant à l'administrateur (l'ancien cuisinier) de partager ses propres créations culinaires.</text:span></text:p>
      <text:p text:style-name="Text_20_body"><text:line-break/></text:p>
      <text:p text:style-name="P21"><text:span text:style-name="T17">F</text:span><text:span text:style-name="T18">o</text:span><text:span text:style-name="T17">nctionnalite:</text:span></text:p>
      <text:p text:style-name="P21"><text:span text:style-name="T6"/></text:p>
      <text:p text:style-name="P23"><text:span text:style-name="T24">Systeme de partage de recettes:</text:span><text:span text:style-name="T23"> </text:span><text:span text:style-name="T30">Les utilisateurs devraient pouvoir publier leurs propres recettes en fournissant des détails tels que les ingrédients, les étapes de préparation, le temps de cuisson, le niveau de difficulté, etc.</text:span></text:p>
      <text:p text:style-name="P23"><text:span text:style-name="T30"/></text:p>
      <text:p text:style-name="P23"><text:span text:style-name="T24">Systeme de recherche: </text:span>Les visiteurs doivent pouvoir rechercher des recettes en fonction de différents critères, tels que le type de plat, les ingrédients, la cuisine régionale, etc.</text:p>
      <text:p text:style-name="P23"/>
      <text:p text:style-name="P22"><text:span text:style-name="T24">Commentaires: </text:span>Les utilisateurs devraient avoir la possibilité de laisser des commentaires et des notes sur les recettes qu'ils ont essayées, créant ainsi une communauté interactive</text:p>
      <text:p text:style-name="P22"/>
      <text:p text:style-name="P26"><text:span text:style-name="T31">Moderation des contenus: </text:span><text:span text:style-name="T1">Un système de modération pour s'assurer que les recettes partagées sont appropriées et de qualité.</text:span></text:p>
      <text:p text:style-name="P26"/>
      <text:p text:style-name="P25"><text:span text:style-name="T29">*Profils utilisateurs: </text:span><text:span text:style-name="T3">Chaque utilisateur devrait avoir un profil personnel ou il peut suivre les recettes qu’il a partagees, et interagir avec d’autres membres de la community</text:span></text:p>
      <text:p text:style-name="P25"><text:span text:style-name="T3"/></text:p>
      <text:p text:style-name="P25"><text:span text:style-name="T3"/></text:p>
      <text:p text:style-name="P27"><text:s text:c="58"/>Contraintes techniques<text:line-break/></text:p>
      <text:p text:style-name="P24"><text:span text:style-name="T28">Responsive design: </text:span><text:span text:style-name="T1">Le site doit être compatible avec les appareils mobiles et tablettes pour une expérience utilisateur optimale.</text:span></text:p>
      <text:p text:style-name="P24"/>
      <text:p text:style-name="P25"><text:soft-page-break/><text:span text:style-name="T31">Gestion de contenu facile: </text:span><text:span text:style-name="T1">Un système de gestion de contenu pour l'administrateur afin de faciliter la publication de nouvelles recettes et de contenu.</text:span></text:p>
      <text:p text:style-name="P25"/>
      <text:p text:style-name="P24">Sécurité : <text:span text:style-name="T2">Étant donné que les utilisateurs fourniront des informations sensibles, comme leurs adresses leur adresse mail et leur mot de passe, il est primordial que le site soit sécurisé. Cela inclut l'utilisation de connexions sécurisées, la protection contre les attaques courantes et la mise en place de bonnes pratiques en matière de gestion des mots de pass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54:52.850084232</meta:creation-date>
    <meta:editing-duration>PT9M39S</meta:editing-duration>
    <meta:editing-cycles>2</meta:editing-cycles>
    <meta:generator>LibreOffice/7.3.7.2$Linux_X86_64 LibreOffice_project/30$Build-2</meta:generator>
    <dc:date>2023-09-12T13:56:43.735296588</dc:date>
    <meta:document-statistic meta:table-count="0" meta:image-count="0" meta:object-count="0" meta:page-count="4" meta:paragraph-count="62" meta:word-count="581" meta:character-count="4003" meta:non-whitespace-character-count="3336"/>
  </office:meta>
</office:document-meta>
</file>